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0.372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1.457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65cm"/>
    </style:style>
    <style:style style:name="co10" style:family="table-column">
      <style:table-column-properties fo:break-before="auto" style:column-width="1.184cm"/>
    </style:style>
    <style:style style:name="co11" style:family="table-column">
      <style:table-column-properties fo:break-before="auto" style:column-width="1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3]+[.C4]*[.A4]+[.C5]*[.A5]+[.C6]*[.A6]" office:value-type="float" office:value="1800" calcext:value-type="float">
            <text:p>1800</text:p>
          </table:table-cell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$C$1]/[.$A3]" office:value-type="float" office:value="1800" calcext:value-type="float">
            <text:p>1800,000</text:p>
          </table:table-cell>
          <table:table-cell table:formula="of:=QUOTIENT([.$C$1];[.$A3])" office:value-type="float" office:value="1800" calcext:value-type="float">
            <text:p>1800</text:p>
          </table:table-cell>
          <table:table-cell table:formula="of:=MOD([.$C$1];[.$A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C$1]/[.$A4]" office:value-type="float" office:value="1.8" calcext:value-type="float">
            <text:p>1,800</text:p>
          </table:table-cell>
          <table:table-cell table:formula="of:=QUOTIENT([.$C$1];[.$A4])" office:value-type="float" office:value="1" calcext:value-type="float">
            <text:p>1</text:p>
          </table:table-cell>
          <table:table-cell table:formula="of:=MOD([.$C$1];[.$A4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C$1]/[.$A5]" office:value-type="float" office:value="0.03" calcext:value-type="float">
            <text:p>0,030</text:p>
          </table:table-cell>
          <table:table-cell table:formula="of:=QUOTIENT([.$C$1];[.$A5])" office:value-type="float" office:value="0" calcext:value-type="float">
            <text:p>0</text:p>
          </table:table-cell>
          <table:table-cell table:formula="of:=MOD([.$C$1];[.$A5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C$1]/[.$A6]" office:value-type="float" office:value="0.0005" calcext:value-type="float">
            <text:p>0,001</text:p>
          </table:table-cell>
          <table:table-cell table:formula="of:=QUOTIENT([.$C$1];[.$A6])" office:value-type="float" office:value="0" calcext:value-type="float">
            <text:p>0</text:p>
          </table:table-cell>
          <table:table-cell table:formula="of:=MOD([.$C$1];[.$A6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10]+[.C11]*[.A11]+[.C12]*[.A12]+[.C13]*[.A13]" office:value-type="float" office:value="61800" calcext:value-type="float">
            <text:p>61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$C$8]/[.$A10]" office:value-type="float" office:value="61800" calcext:value-type="float">
            <text:p>61800,000</text:p>
          </table:table-cell>
          <table:table-cell table:formula="of:=QUOTIENT([.$C$8];[.$A10])" office:value-type="float" office:value="61800" calcext:value-type="float">
            <text:p>61800</text:p>
          </table:table-cell>
          <table:table-cell table:formula="of:=MOD([.$C$8];[.$A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C$8]/[.$A11]" office:value-type="float" office:value="61.8" calcext:value-type="float">
            <text:p>61,800</text:p>
          </table:table-cell>
          <table:table-cell table:formula="of:=QUOTIENT([.$C$8];[.$A11])" office:value-type="float" office:value="61" calcext:value-type="float">
            <text:p>61</text:p>
          </table:table-cell>
          <table:table-cell table:formula="of:=MOD([.$C$8];[.$A11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C$8]/[.$A12]" office:value-type="float" office:value="1.03" calcext:value-type="float">
            <text:p>1,030</text:p>
          </table:table-cell>
          <table:table-cell table:formula="of:=QUOTIENT([.$C$8];[.$A12])" office:value-type="float" office:value="1" calcext:value-type="float">
            <text:p>1</text:p>
          </table:table-cell>
          <table:table-cell table:formula="of:=MOD([.$C$8];[.$A12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C$8]/[.$A13]" office:value-type="float" office:value="0.0171666666666667" calcext:value-type="float">
            <text:p>0,017</text:p>
          </table:table-cell>
          <table:table-cell table:formula="of:=QUOTIENT([.$C$8];[.$A13])" office:value-type="float" office:value="0" calcext:value-type="float">
            <text:p>0</text:p>
          </table:table-cell>
          <table:table-cell table:formula="of:=MOD([.$C$8];[.$A13])" office:value-type="float" office:value="61800" calcext:value-type="float">
            <text:p>6180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18]+[.C19]*[.A19]+[.C20]*[.A20]+[.C21]*[.A21]" office:value-type="float" office:value="76062800" calcext:value-type="float">
            <text:p>76062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$C$16]/[.$A18]" office:value-type="float" office:value="76062800" calcext:value-type="float">
            <text:p>76062800,000</text:p>
          </table:table-cell>
          <table:table-cell table:formula="of:=QUOTIENT([.$C$16];[.$A18])" office:value-type="float" office:value="76062800" calcext:value-type="float">
            <text:p>76062800</text:p>
          </table:table-cell>
          <table:table-cell table:formula="of:=MOD([.$C$16];[.$A18])" office:value-type="float" office:value="0" calcext:value-type="float">
            <text:p>0</text:p>
          </table:table-cell>
          <table:table-cell table:formula="of:=QUOTIENT([.G19];[.A18])" office:value-type="float" office:value="800" calcext:value-type="float">
            <text:p>800</text:p>
          </table:table-cell>
          <table:table-cell/>
          <table:table-cell table:formula="of:=MOD([.$C$16];[.A19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$C$16]/[.$A19]" office:value-type="float" office:value="76062.8" calcext:value-type="float">
            <text:p>76062,800</text:p>
          </table:table-cell>
          <table:table-cell table:formula="of:=QUOTIENT([.$C$16];[.$A19])" office:value-type="float" office:value="76062" calcext:value-type="float">
            <text:p>76062</text:p>
          </table:table-cell>
          <table:table-cell table:formula="of:=MOD([.$C$16];[.$A19])" office:value-type="float" office:value="800" calcext:value-type="float">
            <text:p>800</text:p>
          </table:table-cell>
          <table:table-cell table:formula="of:=QUOTIENT([.G20];[.A19])" office:value-type="float" office:value="42" calcext:value-type="float">
            <text:p>42</text:p>
          </table:table-cell>
          <table:table-cell/>
          <table:table-cell table:formula="of:=QUOTIENT(MOD([.$C$16];[.A20]);[.$A19])" office:value-type="float" office:value="42" calcext:value-type="float">
            <text:p>42</text:p>
          </table:table-cell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C$16]/[.$A20]" office:value-type="float" office:value="1267.71333333333" calcext:value-type="float">
            <text:p>1267,713</text:p>
          </table:table-cell>
          <table:table-cell table:formula="of:=QUOTIENT([.$C$16];[.$A20])" office:value-type="float" office:value="1267" calcext:value-type="float">
            <text:p>1267</text:p>
          </table:table-cell>
          <table:table-cell table:formula="of:=MOD([.$C$16];[.$A20])" office:value-type="float" office:value="42800" calcext:value-type="float">
            <text:p>42800</text:p>
          </table:table-cell>
          <table:table-cell table:formula="of:=QUOTIENT([.G21];[.A20])" office:value-type="float" office:value="7" calcext:value-type="float">
            <text:p>7</text:p>
          </table:table-cell>
          <table:table-cell/>
          <table:table-cell table:formula="of:=QUOTIENT(MOD([.$C$16];[.A21]);[.$A20])" office:value-type="float" office:value="7" calcext:value-type="float">
            <text:p>7</text:p>
          </table:table-cell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$C$16]/[.$A21]" office:value-type="float" office:value="21.1285555555556" calcext:value-type="float">
            <text:p>21,129</text:p>
          </table:table-cell>
          <table:table-cell table:formula="of:=QUOTIENT([.$C$16];[.$A21])" office:value-type="float" office:value="21" calcext:value-type="float">
            <text:p>21</text:p>
          </table:table-cell>
          <table:table-cell table:formula="of:=MOD([.$C$16];[.$A21])" office:value-type="float" office:value="462800" calcext:value-type="float">
            <text:p>462800</text:p>
          </table:table-cell>
          <table:table-cell table:formula="of:=QUOTIENT([.$C$16];[.$A21])" office:value-type="float" office:value="21" calcext:value-type="float">
            <text:p>21</text:p>
          </table:table-cell>
          <table:table-cell/>
          <table:table-cell table:formula="of:=QUOTIENT([.$C$16];[.$A21])" office:value-type="float" office:value="21" calcext:value-type="float">
            <text:p>21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ase: sec</text:p>
          </table:table-cell>
          <table:table-cell/>
          <table:table-cell table:formula="of:=SUM([.C3:.C6])" office:value-type="float" office:value="86830" calcext:value-type="float">
            <text:p>86830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0" calcext:value-type="float">
            <text:p>10</text:p>
          </table:table-cell>
          <table:table-cell table:formula="of:=[.B3]*[.D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MOD(QUOTIENT([.$C$1];[.D3]);6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n</text:p>
          </table:table-cell>
          <table:table-cell office:value-type="float" office:value="7" calcext:value-type="float">
            <text:p>7</text:p>
          </table:table-cell>
          <table:table-cell table:formula="of:=[.B4]*[.D4]" office:value-type="float" office:value="420" calcext:value-type="float">
            <text:p>420</text:p>
          </table:table-cell>
          <table:table-cell table:formula="of:=60" office:value-type="float" office:value="60" calcext:value-type="float">
            <text:p>60</text:p>
          </table:table-cell>
          <table:table-cell table:formula="of:=MOD(QUOTIENT([.$C$1];[.D4]);6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24" calcext:value-type="float">
            <text:p>24</text:p>
          </table:table-cell>
          <table:table-cell table:formula="of:=[.B5]*[.D5]" office:value-type="float" office:value="86400" calcext:value-type="float">
            <text:p>86400</text:p>
          </table:table-cell>
          <table:table-cell table:formula="of:=60*60" office:value-type="float" office:value="3600" calcext:value-type="float">
            <text:p>3600</text:p>
          </table:table-cell>
          <table:table-cell table:formula="of:=QUOTIENT([.$C$1];[.D5])"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base: ms</text:p>
          </table:table-cell>
          <table:table-cell/>
          <table:table-cell table:formula="of:=SUM([.C13:.C16])" office:value-type="float" office:value="11230200" calcext:value-type="float">
            <text:p>11230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00" calcext:value-type="float">
            <text:p>200</text:p>
          </table:table-cell>
          <table:table-cell table:formula="of:=[.B13]*[.D13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MOD(QUOTIENT([.$C$11];[.D13]);1000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0" calcext:value-type="float">
            <text:p>10</text:p>
          </table:table-cell>
          <table:table-cell table:formula="of:=[.B14]*[.D14]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MOD(QUOTIENT([.$C$11];[.D14]);6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n</text:p>
          </table:table-cell>
          <table:table-cell office:value-type="float" office:value="7" calcext:value-type="float">
            <text:p>7</text:p>
          </table:table-cell>
          <table:table-cell table:formula="of:=[.B15]*[.D15]" office:value-type="float" office:value="420000" calcext:value-type="float">
            <text:p>420000</text:p>
          </table:table-cell>
          <table:table-cell table:formula="of:=1000*60" office:value-type="float" office:value="60000" calcext:value-type="float">
            <text:p>60000</text:p>
          </table:table-cell>
          <table:table-cell table:formula="of:=MOD(QUOTIENT([.$C$11];[.D15]);6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10800000" calcext:value-type="float">
            <text:p>10800000</text:p>
          </table:table-cell>
          <table:table-cell table:formula="of:=1000*60*60" office:value-type="float" office:value="3600000" calcext:value-type="float">
            <text:p>3600000</text:p>
          </table:table-cell>
          <table:table-cell table:formula="of:=QUOTIENT([.$C$11];[.D16])"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21:43:46.315864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4-06-04T19:12:27.798147689</meta:creation-date>
    <dc:date>2024-06-05T23:30:31.348960947</dc:date>
    <dc:creator>Stefan Krüger</dc:creator>
    <meta:editing-duration>PT4H8M12S</meta:editing-duration>
    <meta:editing-cycles>26</meta:editing-cycles>
    <meta:generator>LibreOffice/24.2.3.2$Linux_X86_64 LibreOffice_project/420$Build-2</meta:generator>
    <meta:document-statistic meta:table-count="2" meta:cell-count="151" meta:object-count="0"/>
  </office:meta>
</office:document-meta>
</file>